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oppins" svg:font-family="Poppins, 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text-properties fo:color="#000000" officeooo:paragraph-rsid="003078b4" style:font-name-complex="Calibri"/>
    </style:style>
    <style:style style:name="P3" style:family="paragraph" style:parent-style-name="Standard">
      <style:text-properties officeooo:rsid="003003bc" officeooo:paragraph-rsid="003003bc"/>
    </style:style>
    <style:style style:name="P4" style:family="paragraph" style:parent-style-name="Standard">
      <style:paragraph-properties fo:text-align="justify" style:justify-single-word="false"/>
      <style:text-properties officeooo:rsid="0009c064" officeooo:paragraph-rsid="0028325a"/>
    </style:style>
    <style:style style:name="P5" style:family="paragraph" style:parent-style-name="Standard">
      <style:paragraph-properties fo:margin-left="0cm" fo:margin-right="0cm" fo:text-align="center" style:justify-single-word="false" fo:orphans="2" fo:widows="2" fo:text-indent="0cm" style:auto-text-indent="false"/>
    </style:style>
    <style:style style:name="T1" style:family="text">
      <style:text-properties fo:color="#000000" style:font-name-complex="Calibri"/>
    </style:style>
    <style:style style:name="T2" style:family="text">
      <style:text-properties fo:color="#000000" officeooo:rsid="001b3885" style:font-name-complex="Calibri"/>
    </style:style>
    <style:style style:name="T3" style:family="text">
      <style:text-properties fo:color="#000000" officeooo:rsid="001c94c2" style:font-name-complex="Calibri"/>
    </style:style>
    <style:style style:name="T4" style:family="text">
      <style:text-properties fo:color="#000000" officeooo:rsid="002f04a8" style:font-name-complex="Calibri"/>
    </style:style>
    <style:style style:name="T5" style:family="text">
      <style:text-properties fo:color="#000000" officeooo:rsid="003003bc" style:font-name-complex="Calibri"/>
    </style:style>
    <style:style style:name="T6" style:family="text">
      <style:text-properties fo:color="#000000" officeooo:rsid="003078b4" style:font-name-complex="Calibri"/>
    </style:style>
    <style:style style:name="T7" style:family="text">
      <style:text-properties fo:color="#000000" style:font-name="Calibri" fo:font-size="11pt" fo:language="fr" fo:country="FR" officeooo:rsid="002f04a8" style:font-name-asian="Calibri" style:font-size-asian="11pt" style:font-name-complex="Calibri" style:font-size-complex="11pt" style:language-complex="ar" style:country-complex="SA"/>
    </style:style>
    <style:style style:name="T8" style:family="text">
      <style:text-properties fo:color="#000000" style:font-name="Calibri" fo:font-size="11pt" fo:language="fr" fo:country="FR" officeooo:rsid="003003bc" style:font-name-asian="Calibri" style:font-size-asian="11pt" style:font-name-complex="Calibri" style:font-size-complex="11pt" style:language-complex="ar" style:country-complex="SA"/>
    </style:style>
    <style:style style:name="T9" style:family="text">
      <style:text-properties fo:color="#000000" style:font-name="Calibri" fo:font-size="11pt" fo:language="fr" fo:country="FR" officeooo:rsid="003078b4" style:font-name-asian="Calibri" style:font-size-asian="11pt" style:font-name-complex="Calibri" style:font-size-complex="11pt" style:language-complex="ar" style:country-complex="SA"/>
    </style:style>
    <style:style style:name="T10" style:family="text">
      <style:text-properties fo:color="#000000" style:font-name="Arial1" fo:font-size="12pt" officeooo:rsid="0018bd09" style:font-size-asian="12pt" style:font-size-complex="12pt"/>
    </style:style>
    <style:style style:name="T11" style:family="text">
      <style:text-properties fo:font-variant="normal" fo:text-transform="none" fo:color="#000000" style:font-name="Arial1" fo:font-size="12pt" fo:letter-spacing="normal" officeooo:rsid="0018bd09" style:font-size-asian="12pt" style:font-size-complex="12pt"/>
    </style:style>
    <style:style style:name="T12" style:family="text">
      <style:text-properties fo:font-variant="normal" fo:text-transform="none" fo:color="#000000" style:font-name="Arial1" fo:font-size="12pt" fo:letter-spacing="normal" officeooo:rsid="002d0f20" style:font-size-asian="12pt" style:font-size-complex="12pt"/>
    </style:style>
    <style:style style:name="T13" style:family="text">
      <style:text-properties fo:font-variant="normal" fo:text-transform="none" fo:color="#000000" style:font-name="Arial1" fo:font-size="12pt" fo:letter-spacing="normal" fo:font-style="normal" fo:font-weight="normal" officeooo:rsid="0018bd09" style:font-size-asian="12pt" style:font-size-complex="12pt"/>
    </style:style>
    <style:style style:name="T14" style:family="text">
      <style:text-properties fo:font-variant="normal" fo:text-transform="none" fo:color="#5b5963" style:font-name="Arial1" fo:font-size="12pt" fo:letter-spacing="normal" officeooo:rsid="0018bd09" style:font-size-asian="12pt" style:font-size-complex="12pt"/>
    </style:style>
    <style:style style:name="T15" style:family="text">
      <style:text-properties fo:font-variant="normal" fo:text-transform="none" fo:color="#5b5963" style:font-name="Poppins" fo:font-size="10.5pt" fo:letter-spacing="normal" fo:font-style="normal" fo:font-weight="normal" officeooo:rsid="0018bd09" style:font-size-asian="12pt" style:font-size-complex="12pt"/>
    </style:style>
    <style:style style:name="T16" style:family="text">
      <style:text-properties fo:font-variant="normal" fo:text-transform="none" fo:color="#5b5963" style:font-name="Poppins" fo:font-size="10.5pt" fo:letter-spacing="normal" fo:font-style="italic" fo:font-weight="normal" officeooo:rsid="0018bd09" style:font-size-asian="12pt" style:font-size-complex="12pt"/>
    </style:style>
    <style:style style:name="T17" style:family="text">
      <style:text-properties fo:font-variant="normal" fo:text-transform="none" fo:color="#5b5963" style:font-name="Poppins" fo:font-size="10.5pt" fo:letter-spacing="normal" fo:font-style="italic" fo:font-weight="bold" officeooo:rsid="0018bd09" style:font-size-asian="12pt" style:font-size-complex="12pt"/>
    </style:style>
    <style:style style:name="T18" style:family="text">
      <style:text-properties fo:font-variant="normal" fo:text-transform="none" fo:color="#49e2d6" style:text-line-through-style="none" style:text-line-through-type="none" style:font-name="Poppins" fo:font-size="10.5pt" fo:letter-spacing="normal" fo:font-style="normal" style:text-underline-style="none" fo:font-weight="normal" officeooo:rsid="0018bd09" style:text-blinking="false" fo:background-color="#f5f5f5" loext:char-shading-value="0" style:font-size-asian="12pt" style:font-size-complex="12pt"/>
    </style:style>
    <style:style style:name="T19" style:family="text">
      <style:text-properties fo:color="#ff0000" officeooo:rsid="003003bc"/>
    </style:style>
    <style:style style:name="T20" style:family="text">
      <style:text-properties fo:color="#ff0000" officeooo:rsid="003003bc" style:font-name-complex="Calibri"/>
    </style:style>
    <style:style style:name="T21" style:family="text">
      <style:text-properties fo:color="#ff0000" officeooo:rsid="003078b4"/>
    </style:style>
    <style:style style:name="T22" style:family="text">
      <style:text-properties officeooo:rsid="003003bc"/>
    </style:style>
    <style:style style:name="T23" style:family="text">
      <style:text-properties officeooo:rsid="003078b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Pasionné d</text:span><text:span text:style-name="T8">e</text:span><text:span text:style-name="T7"> p</text:span><text:span text:style-name="T8">rogramation</text:span><text:span text:style-name="T7">,</text:span><text:span text:style-name="T2"> </text:span><text:span text:style-name="T4">je </text:span><text:span text:style-name="T5">suis, actuelement,</text:span><text:span text:style-name="T4"> une formation </text:span><text:span text:style-name="T2"><text:s/>à l’IT-</text:span><text:span text:style-name="T3">a</text:span><text:span text:style-name="T2">cademy</text:span><text:span text:style-name="T1">, </text:span><text:span text:style-name="T5">où j’ai pu develloper mes </text:span><text:span text:style-name="T20">compétences</text:span><text:span text:style-name="T5"> dans differrentes technologies web., </text:span><text:span text:style-name="T6">qu’elles soient Frontend , comme Backend</text:span><text:span text:style-name="T4"> Etant aussi </text:span><text:span text:style-name="T7">p</text:span><text:span text:style-name="T9">articulierement attiré</text:span><text:span text:style-name="T4"> par </text:span><text:span text:style-name="T6">l’univers de l’</text:span><text:span text:style-name="T4">IoT, je programme aussi en C, C++ et Python.</text:span></text:p>
      <text:p text:style-name="P3"><text:span text:style-name="T4">J</text:span><text:span text:style-name="T1">e suis du coup, aujourd’hui à la recherche d’un contrat de professionalisation, afin de mettre à profis mes connaissances.</text:span></text:p>
      <text:p text:style-name="P2">Rigoureux et polyvalent, je serai ravi de pouvoir apporter mes compétences acquises au cours de mon cursus. </text:p>
      <text:p text:style-name="P2"><text:span text:style-name="T22">N’hesitez pas à ma </text:span><text:span text:style-name="T19">contacter. </text:span><text:span text:style-name="T23">Ainsi qu’a telecharger</text:span><text:span text:style-name="T21"> mon CV.</text:span></text:p>
      <text:p text:style-name="P4"/>
      <text:p text:style-name="Standard">--------------------------------------------------------------------------------------------------------------------------------<text:span text:style-name="T10"><text:line-break/></text:span><text:bookmark text:name="p34"/><text:span text:style-name="T13">Tout d’abord photographe, puis cuisinier.</text:span><text:bookmark text:name="p35"/><text:span text:style-name="T11"> </text:span><text:span text:style-name="T13">J’ai toujours été passionné par tout ce qui touche à l’informatique, la programmation ainsi que les systèmes automatisés.</text:span><text:span text:style-name="T10"><text:line-break/><text:line-break/></text:span><text:bookmark text:name="p40"/><text:span text:style-name="T13">J’ai ensuite était chef, puis gérant.</text:span><text:bookmark text:name="p41"/><text:span text:style-name="T11"> </text:span><text:bookmark text:name="54"/><text:span text:style-name="T13">A ce type de poste, lorsque l’on doit gérer une équipe de 25 personnes, un bon management et nécessaire pour avoir une équipe fonctionnelle, d’autant que la maîtrise des coûts devient une priorité, il faut donc réussir à avoir une vision assez globale pour pouvoir réussir à définir les bonnes priorités aux bons moments.</text:span><text:bookmark text:name="p42"/><text:span text:style-name="T11"> </text:span><text:span text:style-name="T10"><text:line-break/><text:line-break/></text:span><text:bookmark text:name="p45"/><text:span text:style-name="T13">J’ai eu, aussi, l’occasion de produire quelques sites internet pour des associations et des indépendants.</text:span><text:bookmark text:name="p46"/><text:span text:style-name="T11"> </text:span><text:span text:style-name="T12">D</text:span><text:span text:style-name="T13">epuis quelques années je me passionne tout particulièrement pour la conception et la fabrication de tout ce qui est système automatisé et connecté</text:span><text:bookmark text:name="p43"/><text:span text:style-name="T13">(</text:span><text:bookmark text:name="61"/><text:span text:style-name="T13">ATtiny, </text:span><text:bookmark text:name="62"/><text:span text:style-name="T13">arduino, </text:span><text:bookmark text:name="63"/><text:span text:style-name="T13">ESP82xx, et </text:span><text:bookmark text:name="64"/><text:span text:style-name="T13">raspberry pi).</text:span><text:bookmark text:name="p47"/><text:span text:style-name="T11"> </text:span><text:span text:style-name="T13">Les « </text:span><text:bookmark text:name="67"/><text:span text:style-name="T13">smarts </text:span><text:bookmark text:name="68"/><text:span text:style-name="T13">things, </text:span><text:bookmark text:name="69"/><text:span text:style-name="T13">vehicules, </text:span><text:bookmark text:name="70"/><text:span text:style-name="T13">houses, </text:span><text:bookmark text:name="71"/><text:span text:style-name="T13">cities » qui étaient encore de l’ordre de la science-fiction durant mon enfance sont désormais notre présent.</text:span><text:bookmark text:name="p48"/><text:span text:style-name="T11"> </text:span><text:span text:style-name="T13">Le déploiement de la </text:span><text:bookmark text:name="72"/><text:span text:style-name="T13">5G est directement lié aux besoins que demande cette nouvelle utilisation du web.</text:span><text:span text:style-name="T10"><text:line-break/><text:line-break/></text:span><text:bookmark text:name="p51"/><text:span text:style-name="T13">J’y vois donc l’opportunité de transformer une passion, en profession, de sauter le pas et me lancer dans une formation de développeur full-stack avec le souhait de me spécialiser dans tout ce qui est système </text:span><text:bookmark text:name="73"/><text:span text:style-name="T13">IoT.</text:span><text:bookmark text:name="p19"/><text:span text:style-name="T11"> </text:span></text:p>
      <text:p text:style-name="Standard"><text:span text:style-name="T11">-------------------------------------------------------------------------------------------------------------</text:span></text:p>
      <text:p text:style-name="P5"><text:span text:style-name="Strong_20_Emphasis"><text:span text:style-name="T16">Développeur passionné</text:span></text:span><text:span text:style-name="T14"> </text:span><text:span text:style-name="T15">dans le domaine du web depuis plus de 6 ans,</text:span><text:span text:style-name="T11"><text:line-break/></text:span><text:span text:style-name="T15">je prépare actuellement un master en tant que </text:span><text:span text:style-name="Strong_20_Emphasis"><text:span text:style-name="T17">Chef de Projet – Développeur Web.</text:span></text:span><text:span text:style-name="T11"><text:line-break/></text:span><text:span text:style-name="T15">Je conçois et réalise des sites web du cahier des charges à la mise en ligne.</text:span><text:span text:style-name="T11"><text:line-break/></text:span><text:span text:style-name="T15">Je developpe aussi en </text:span><text:span text:style-name="Strong_20_Emphasis"><text:span text:style-name="T15">JAVA</text:span></text:span><text:span text:style-name="T15">, ce qui me permet de développer des applications mobiles android et aussi l’utilisation d’</text:span><text:span text:style-name="Strong_20_Emphasis"><text:span text:style-name="T15">ETL</text:span></text:span><text:span text:style-name="T14"> </text:span><text:span text:style-name="T15">tel que </text:span><text:span text:style-name="Strong_20_Emphasis"><text:span text:style-name="T15">Talend.</text:span></text:span><text:span text:style-name="T11"><text:line-break/><text:line-break/></text:span><text:span text:style-name="T15">J'ai quelques projets intéressants </text:span><text:a xlink:type="simple" xlink:href="https://www.gmanzola.fr/#portfolio" text:style-name="Internet_20_link" text:visited-style-name="Visited_20_Internet_20_Link"><text:span text:style-name="T18">à voir.</text:span></text:a><text:span text:style-name="T11"><text:line-break/></text:span><text:span text:style-name="T15">Vous souhaitez avoir mon CV au format PDF c'est par </text:span><text:a xlink:type="simple" xlink:href="https://www.gmanzola.fr/assets/docs/CV_GAEL_MANZOLA.pdf" text:style-name="Internet_20_link" text:visited-style-name="Visited_20_Internet_20_Link"><text:span text:style-name="T18">ici.</text:span></text:a><text:span text:style-name="T1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oppins" svg:font-family="Poppins, 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f_renou</meta:initial-creator>
    <meta:creation-date>2012-08-24T19:45:00</meta:creation-date>
    <dc:date>2020-07-09T23:24:08.672000000</dc:date>
    <meta:editing-cycles>16</meta:editing-cycles>
    <meta:editing-duration>PT2H34M31S</meta:editing-duration>
    <meta:generator>LibreOffice/6.3.3.2$Windows_X86_64 LibreOffice_project/a64200df03143b798afd1ec74a12ab50359878ed</meta:generator>
    <meta:document-statistic meta:table-count="0" meta:image-count="0" meta:object-count="0" meta:page-count="1" meta:paragraph-count="7" meta:word-count="372" meta:character-count="2579" meta:non-whitespace-character-count="2204"/>
  </office:meta>
</office:document-meta>
</file>